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size="54pt" fo:font-weight="bold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Święty, Święty, Święty,</text:span><text:span text:style-name="T1"><text:line-break/></text:span><text:span text:style-name="T1">Święty jest nasz Pan /x2</text:span><text:span text:style-name="T1"><text:line-break/></text:span><text:span text:style-name="T1"><text:line-break/></text:span><text:span text:style-name="T1">Godzien, godzien, godzien,</text:span><text:span text:style-name="T1"><text:line-break/></text:span><text:span text:style-name="T1">godzien by przyjąć cześć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go łaska wciąż nad nami jest</text:span><text:span text:style-name="T1"><text:line-break/></text:span><text:span text:style-name="T1">Jego miłość</text:span><text:span text:style-name="T1"><text:line-break/></text:span><text:span text:style-name="T1">w sercach naszych trwa</text:span><text:span text:style-name="T1"><text:line-break/></text:span><text:span text:style-name="T1">Cała ziemia Jemu składa hołd</text:span><text:span text:style-name="T1"><text:line-break/></text:span><text:span text:style-name="T1">I wysławia dzieła Jego rą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Jego lud dziś błogosławi Go</text:span><text:span text:style-name="T1"><text:line-break/></text:span><text:span text:style-name="T1">Za zbawienną</text:span><text:span text:style-name="T1"><text:line-break/></text:span><text:span text:style-name="T1">o Jezusie pieśń</text:span><text:span text:style-name="T1"><text:line-break/></text:span><text:span text:style-name="T1">On umacnia wiernych</text:span><text:span text:style-name="T1"><text:line-break/></text:span><text:span text:style-name="T1">Duchem swym </text:span><text:span text:style-name="T1"><text:line-break/></text:span><text:span text:style-name="T1">On na wieki wieków trw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8T22:49:33</meta:creation-date>
    <dc:creator>Rafał Talacha</dc:creator>
    <dc:date>2009-02-01T12:24:15</dc:date>
    <dc:language>pl-PL</dc:language>
    <meta:editing-cycles>7</meta:editing-cycles>
    <meta:editing-duration>PT4M33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